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<text:span text:style-name="Strong_20_Emphasis">1️⃣ Background: DTS and DTSI</text:span></text:h>
      <text:list xml:id="list1533899912" text:style-name="L1">
        <text:list-item>
          <text:p text:style-name="P1"><text:span text:style-name="Strong_20_Emphasis">DTS (Device Tree Source):</text:span> Board-specific description of hardware.</text:p>
        </text:list-item>
        <text:list-item>
          <text:p text:style-name="P1"><text:span text:style-name="Strong_20_Emphasis">DTSI (Device Tree Source Include):</text:span> Shared, common definitions for SoC or family of boards.</text:p>
        </text:list-item>
      </text:list>
      <text:p text:style-name="Text_20_body"><text:span text:style-name="Strong_20_Emphasis">Why separate them?</text:span></text:p>
      <text:list xml:id="list1005538334" text:style-name="L2">
        <text:list-item>
          <text:p text:style-name="P2">SoC may have many peripherals: UART, SPI, I2C controllers.</text:p>
        </text:list-item>
        <text:list-item>
          <text:p text:style-name="P2">Multiple boards use the same SoC but connect different peripherals.</text:p>
        </text:list-item>
        <text:list-item>
          <text:p text:style-name="P2">DTSI contains SoC “template”; DTS adds board-specific wiring, peripherals, and configurations.</text:p>
        </text:list-item>
      </text:list>
      <text:p text:style-name="Text_20_body"><text:span text:style-name="Strong_20_Emphasis">Example:</text:span></text:p>
      <text:p text:style-name="Standard"># soc.dtsi</text:p>
      <text:p text:style-name="Standard">uart0: serial@7e201000 {</text:p>
      <text:p text:style-name="Standard"><text:s text:c="4"/>compatible = "arm,pl011";</text:p>
      <text:p text:style-name="Standard"><text:s text:c="4"/>reg = &lt;0x7e201000 0x1000&gt;;</text:p>
      <text:p text:style-name="Standard"><text:s text:c="4"/>interrupts = &lt;0 29 4&gt;;</text:p>
      <text:p text:style-name="Standard">};</text:p>
      <text:p text:style-name="Standard"/>
      <text:p text:style-name="Standard"># myboard.dts</text:p>
      <text:p text:style-name="Standard">#include "soc.dtsi"</text:p>
      <text:p text:style-name="Standard"/>
      <text:p text:style-name="Standard">serial@7e201000 {</text:p>
      <text:p text:style-name="Standard"><text:s text:c="4"/>status = "okay"; <text:s text:c="2"/>// Enable this UART for this board</text:p>
      <text:p text:style-name="Standard">};</text:p>
      <text:list xml:id="list62092643" text:style-name="L3">
        <text:list-item>
          <text:p text:style-name="P3">DTSI = common SoC info</text:p>
        </text:list-item>
        <text:list-item>
          <text:p text:style-name="P3">DTS = board enables/disables peripherals, adds board-specific nodes</text:p>
        </text:list-item>
      </text:list>
      <text:p text:style-name="Horizontal_20_Line"/>
      <text:h text:style-name="Heading_20_2" text:outline-level="2"><text:span text:style-name="Strong_20_Emphasis">2️⃣ Device Tree Overlays (DT Overlays)</text:span></text:h>
      <text:p text:style-name="Text_20_body"><text:span text:style-name="Strong_20_Emphasis">Definition:</text:span><text:line-break/>A <text:span text:style-name="Strong_20_Emphasis">Device Tree Overlay</text:span> is a small “patch” or “add-on” applied to the main Device Tree at runtime or boot to modify or extend it.</text:p>
      <text:p text:style-name="Text_20_body"><text:span text:style-name="Strong_20_Emphasis">Purpose:</text:span></text:p>
      <text:list xml:id="list190433205" text:style-name="L4">
        <text:list-item>
          <text:p text:style-name="P4">Enable peripherals or hardware <text:span text:style-name="Strong_20_Emphasis">not present on all boards</text:span>.</text:p>
        </text:list-item>
        <text:list-item>
          <text:p text:style-name="P4">Add custom devices without modifying the main DTS.</text:p>
        </text:list-item>
        <text:list-item>
          <text:p text:style-name="P4">Useful for <text:span text:style-name="Strong_20_Emphasis">add-on hardware</text:span> like:</text:p>
          <text:list>
            <text:list-item>
              <text:p text:style-name="P4">Raspberry Pi HATs</text:p>
            </text:list-item>
            <text:list-item>
              <text:p text:style-name="P4">SPI/I2C modules</text:p>
            </text:list-item>
            <text:list-item>
              <text:p text:style-name="P4">GPIO-connected devices</text:p>
            </text:list-item>
            <text:list-item>
              <text:p text:style-name="P4"><text:soft-page-break/>LCD panels, sensors, ADCs</text:p>
            </text:list-item>
          </text:list>
        </text:list-item>
      </text:list>
      <text:p text:style-name="Horizontal_20_Line"/>
      <text:h text:style-name="Heading_20_3" text:outline-level="3"><text:span text:style-name="Strong_20_Emphasis">2.1 How DT Overlays Work</text:span></text:h>
      <text:list xml:id="list1471661978" text:style-name="L5">
        <text:list-item>
          <text:p text:style-name="P5">Base DTB is compiled from DTS/DTSI for the board.</text:p>
        </text:list-item>
        <text:list-item>
          <text:p text:style-name="P5">Overlay is compiled into <text:span text:style-name="Strong_20_Emphasis">.dtbo</text:span> file.</text:p>
        </text:list-item>
        <text:list-item>
          <text:p text:style-name="P5">Overlay is loaded at boot (e.g., via <text:span text:style-name="Source_20_Text">config.txt</text:span> on Raspberry Pi) or dynamically via <text:span text:style-name="Source_20_Text">dtoverlay</text:span> command.</text:p>
        </text:list-item>
        <text:list-item>
          <text:p text:style-name="P5">Overlay merges nodes into the main DTB:</text:p>
          <text:list>
            <text:list-item>
              <text:p text:style-name="P5">Adds new devices</text:p>
            </text:list-item>
            <text:list-item>
              <text:p text:style-name="P5">Changes properties of existing nodes</text:p>
            </text:list-item>
            <text:list-item>
              <text:p text:style-name="P5">Enables/disables devices</text:p>
            </text:list-item>
          </text:list>
        </text:list-item>
      </text:list>
      <text:p text:style-name="Text_20_body"><text:span text:style-name="Strong_20_Emphasis">Example: Add an I2C sensor</text:span></text:p>
      <text:list xml:id="list1324654032" text:style-name="L6">
        <text:list-item>
          <text:p text:style-name="P6">Overlay file <text:span text:style-name="Source_20_Text">sensor-overlay.dts</text:span>:</text:p>
        </text:list-item>
      </text:list>
      <text:p text:style-name="Standard">/dts-v1/;</text:p>
      <text:p text:style-name="Standard">/plugin/;</text:p>
      <text:p text:style-name="Standard"/>
      <text:p text:style-name="Standard">/ {</text:p>
      <text:p text:style-name="Standard"><text:s text:c="4"/>fragment@0 {</text:p>
      <text:p text:style-name="Standard"><text:s text:c="8"/>target = &lt;&amp;i2c1&gt;;</text:p>
      <text:p text:style-name="Standard"><text:s text:c="8"/>__overlay__ {</text:p>
      <text:p text:style-name="Standard"><text:s text:c="12"/>sensor0: sensor@48 {</text:p>
      <text:p text:style-name="Standard"><text:s text:c="16"/>compatible = "mycompany,my-sensor";</text:p>
      <text:p text:style-name="Standard"><text:s text:c="16"/>reg = &lt;0x48&gt;;</text:p>
      <text:p text:style-name="Standard"><text:s text:c="12"/>};</text:p>
      <text:p text:style-name="Standard"><text:s text:c="8"/>};</text:p>
      <text:p text:style-name="Standard"><text:s text:c="4"/>};</text:p>
      <text:p text:style-name="Standard">};</text:p>
      <text:list xml:id="list1764151720" text:style-name="L7">
        <text:list-item>
          <text:p text:style-name="P7">Compiled: <text:span text:style-name="Source_20_Text">dtc -I dts -O dtb -o sensor.dtbo sensor-overlay.dts</text:span></text:p>
        </text:list-item>
        <text:list-item>
          <text:p text:style-name="P7">Loaded: <text:span text:style-name="Source_20_Text">dtoverlay=sensor</text:span> → Adds <text:span text:style-name="Source_20_Text">sensor0</text:span> to the running DT.</text:p>
        </text:list-item>
      </text:list>
      <text:p text:style-name="Horizontal_20_Line"/>
      <text:h text:style-name="Heading_20_3" text:outline-level="3"><text:span text:style-name="Strong_20_Emphasis">2.2 Why Overlays Instead of Modifying DTS</text:span></text:h>
      <text:list xml:id="list2780365077" text:style-name="L8">
        <text:list-item>
          <text:p text:style-name="P8"><text:span text:style-name="Strong_20_Emphasis">Modularity:</text:span> Keep the main DT clean and reusable.</text:p>
        </text:list-item>
        <text:list-item>
          <text:p text:style-name="P8"><text:span text:style-name="Strong_20_Emphasis">Add-ons:</text:span> Easily plug/unplug hardware without rebuilding the kernel DTB.</text:p>
        </text:list-item>
        <text:list-item>
          <text:p text:style-name="P8"><text:span text:style-name="Strong_20_Emphasis">Dynamic configuration:</text:span> Some hardware may only be present sometimes (e.g., USB expansion boards).</text:p>
        </text:list-item>
      </text:list>
      <text:p text:style-name="Horizontal_20_Line"/>
      <text:h text:style-name="Heading_20_3" text:outline-level="3"><text:soft-page-break/><text:span text:style-name="Strong_20_Emphasis">2.3 Visualization</text:span></text:h>
      <text:p text:style-name="Standard">[SoC DTSI] + [Board DTS] = Base DTB</text:p>
      <text:p text:style-name="Standard">Base DTB + Overlay (.dtbo) = Modified DTB with add-on hardware</text:p>
      <text:p text:style-name="Standard">Kernel parses final DTB → Initializes devices</text:p>
      <text:p text:style-name="Standard"><text:s/></text:p>
      <text:p text:style-name="Horizontal_20_Line"/>
      <text:p text:style-name="Text_20_body">✅ <text:span text:style-name="Strong_20_Emphasis">Key Takeaways</text:span></text:p>
      <text:list xml:id="list1291698836" text:style-name="L9">
        <text:list-item>
          <text:p text:style-name="P9"><text:span text:style-name="Strong_20_Emphasis">DTSI:</text:span> SoC-level template (common peripherals)</text:p>
        </text:list-item>
        <text:list-item>
          <text:p text:style-name="P9"><text:span text:style-name="Strong_20_Emphasis">DTS:</text:span> Board-level customization (enables/disables, wiring)</text:p>
        </text:list-item>
        <text:list-item>
          <text:p text:style-name="P9"><text:span text:style-name="Strong_20_Emphasis">DT Overlay (.dtbo):</text:span> Patch for add-on hardware (HATs, sensors, LCDs) without touching main DT</text:p>
        </text:list-item>
      </text:list>
      <text:p text:style-name="Horizontal_20_Line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1:34:03.236611543</meta:creation-date>
    <dc:date>2025-09-29T14:42:00.969086013</dc:date>
    <meta:editing-duration>PT2H57M57S</meta:editing-duration>
    <meta:editing-cycles>1</meta:editing-cycles>
    <meta:document-statistic meta:table-count="0" meta:image-count="0" meta:object-count="0" meta:page-count="3" meta:paragraph-count="69" meta:word-count="400" meta:character-count="2537" meta:non-whitespace-character-count="2128"/>
    <meta:generator>LibreOffice/7.3.7.2$Linux_X86_64 LibreOffice_project/30$Build-2</meta:generator>
  </office:meta>
</office:document-meta>
</file>